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PropertyStack.enter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PropertyStack.co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lPropertyStack.setNew( String property , Object value , PropertyHelper propertyHelp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calPropertyStack.addLocal( String proper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lPropertyStack.set( String property , Object value , PropertyHelper propertyHel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PropertyStack.exi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PropertyStack.getMapForProperty( String proper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calPropertyStack.evaluate( String property , PropertyHelper help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